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padding="0.049cm" fo:border="0.06pt solid #e1e5eb"/>
    </style:style>
    <style:style style:name="P2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3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T1" style:family="text">
      <style:text-properties fo:color="#e83e8c" style:font-name="SFMono-Regular" fo:font-size="10.5pt" loext:padding="0.049cm" loext:border="0.06pt solid #e1e5eb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SFMono-Regular" fo:font-size="10.5pt" loext:padding="0.049cm" loext:border="0.06pt solid #e1e5eb"/>
    </style:style>
    <style:style style:name="T4" style:family="text">
      <style:text-properties style:use-window-font-color="true" fo:font-weight="bold" loext:padding="0.049cm" loext:border="0.06pt solid #e1e5e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31004254" text:style-name="L1">
        <text:list-item>
          <text:p text:style-name="P2"><text:span text:style-name="Source_20_Text"><text:span text:style-name="T3">button</text:span></text:span><text:span text:style-name="T2"> : define um botão;</text:span></text:p>
        </text:list-item>
        <text:list-item>
          <text:p text:style-name="P2"><text:span text:style-name="Source_20_Text"><text:span text:style-name="T3">checkbox</text:span></text:span><text:span text:style-name="T2"> : permite que o usuário selecione ZERO ou MAIS opções de um número limitado de escolhas;</text:span></text:p>
        </text:list-item>
        <text:list-item>
          <text:p text:style-name="P2"><text:span text:style-name="Source_20_Text"><text:span text:style-name="T3">color</text:span></text:span><text:span text:style-name="T2"> : campos de entrada que devem conter uma cor para selecionar;</text:span></text:p>
        </text:list-item>
        <text:list-item>
          <text:p text:style-name="P2"><text:span text:style-name="Source_20_Text"><text:span text:style-name="T3">date</text:span></text:span><text:span text:style-name="T2"> : campos de entrada que devem conter uma data;</text:span></text:p>
        </text:list-item>
        <text:list-item>
          <text:p text:style-name="P2"><text:span text:style-name="Source_20_Text"><text:span text:style-name="T3">datetime-local</text:span></text:span><text:span text:style-name="T2"> : campo de entrada de data e hora, sem fuso horário;</text:span></text:p>
        </text:list-item>
        <text:list-item>
          <text:p text:style-name="P2"><text:span text:style-name="Source_20_Text"><text:span text:style-name="T3">email</text:span></text:span><text:span text:style-name="T2"> : campos de entrada que devem conter um endereço de e-mail;</text:span></text:p>
        </text:list-item>
        <text:list-item>
          <text:p text:style-name="P2"><text:span text:style-name="Source_20_Text"><text:span text:style-name="T3">file</text:span></text:span><text:span text:style-name="T2"> : campo de seleção de arquivo e um botão "Procurar" para uploads de arquivos;</text:span></text:p>
        </text:list-item>
        <text:list-item>
          <text:p text:style-name="P2"><text:span text:style-name="Source_20_Text"><text:span text:style-name="T3">month</text:span></text:span><text:span text:style-name="T2"> : permite ao usuário selecionar um mês e ano;</text:span></text:p>
        </text:list-item>
        <text:list-item>
          <text:p text:style-name="P2"><text:span text:style-name="Source_20_Text"><text:span text:style-name="T3">number</text:span></text:span><text:span text:style-name="T2"> : define um campo de entrada numérico;</text:span></text:p>
        </text:list-item>
        <text:list-item>
          <text:p text:style-name="P2"><text:span text:style-name="Source_20_Text"><text:span text:style-name="T3">password</text:span></text:span><text:span text:style-name="T2"> : os caracteres do campo de senha são mascarados (mostrados como asteriscos ou círculos);</text:span></text:p>
        </text:list-item>
        <text:list-item>
          <text:p text:style-name="P2"><text:span text:style-name="Source_20_Text"><text:span text:style-name="T3">radio</text:span></text:span><text:span text:style-name="T2"> : permite que um usuário selecione </text:span><text:span text:style-name="Strong_20_Emphasis"><text:span text:style-name="T4">APENAS UMA </text:span></text:span><text:span text:style-name="T2">de um número limitado de opções;</text:span></text:p>
        </text:list-item>
        <text:list-item>
          <text:p text:style-name="P2"><text:span text:style-name="Source_20_Text"><text:span text:style-name="T3">range</text:span></text:span><text:span text:style-name="T2"> : define um controle para inserir um número (como um controle deslizante). Intervalo padrão é de 0 a 100;</text:span></text:p>
        </text:list-item>
        <text:list-item>
          <text:p text:style-name="P2"><text:span text:style-name="Source_20_Text"><text:span text:style-name="T3">reset</text:span></text:span><text:span text:style-name="T2"> : redefinirá todos os valores do formulário para seus valores padrão;</text:span></text:p>
        </text:list-item>
      </text:list>
      <text:p text:style-name="P1"><text:span text:style-name="T2"/></text:p>
      <text:p text:style-name="P1"><text:span text:style-name="T2"/></text:p>
      <text:p text:style-name="P1"><text:span text:style-name="Source_20_Text"><text:span text:style-name="T1">value</text:span></text:span><text:span text:style-name="T2"> : especifica um valor inicial para um campo de entrada;</text:span></text:p>
      <text:list xml:id="list501715079" text:style-name="L2">
        <text:list-item>
          <text:p text:style-name="P3"><text:span text:style-name="Source_20_Text"><text:span text:style-name="T1">readonly</text:span></text:span> : especifica que um campo de entrada é somente leitura;</text:p>
        </text:list-item>
        <text:list-item>
          <text:p text:style-name="P3"><text:span text:style-name="Source_20_Text"><text:span text:style-name="T1">disabled</text:span></text:span> : especifica que um campo de entrada deve ser desativado;</text:p>
        </text:list-item>
        <text:list-item>
          <text:p text:style-name="P3"><text:span text:style-name="Source_20_Text"><text:span text:style-name="T1">size</text:span></text:span> : especifica a largura visível, em caracteres, de um campo de entrada;</text:p>
        </text:list-item>
        <text:list-item>
          <text:p text:style-name="P3"><text:span text:style-name="Source_20_Text"><text:span text:style-name="T1">maxlength</text:span></text:span> : especifica o número máximo de caracteres permitidos em um campo de entrada;</text:p>
        </text:list-item>
        <text:list-item>
          <text:p text:style-name="P3"><text:span text:style-name="Source_20_Text"><text:span text:style-name="T1">min</text:span></text:span> e <text:span text:style-name="Source_20_Text"><text:span text:style-name="T1">max</text:span></text:span> : especificam os valores mínimo e máximo para um campo de entrada;</text:p>
        </text:list-item>
        <text:list-item>
          <text:p text:style-name="P3"><text:span text:style-name="Source_20_Text"><text:span text:style-name="T1">multiple</text:span></text:span> : especifica que o usuário tem permissão para inserir mais de um valor em um campo de entrada;</text:p>
        </text:list-item>
        <text:list-item>
          <text:p text:style-name="P3"><text:span text:style-name="Source_20_Text"><text:span text:style-name="T1">pattern</text:span></text:span> : especifica uma expressão regular em relação à qual o valor do campo de entrada é verificado;</text:p>
        </text:list-item>
        <text:list-item>
          <text:p text:style-name="P3"><text:span text:style-name="Source_20_Text"><text:span text:style-name="T1">placeholder</text:span></text:span> : especifica uma dica curta que descreve o valor esperado de um campo de entrada;</text:p>
        </text:list-item>
        <text:list-item>
          <text:p text:style-name="P3"><text:span text:style-name="Source_20_Text"><text:span text:style-name="T1">required</text:span></text:span> : especifica que um campo de entrada deve ser preenchido antes de enviar o formulário;</text:p>
        </text:list-item>
        <text:list-item>
          <text:p text:style-name="P3"><text:span text:style-name="Source_20_Text"><text:span text:style-name="T1">step</text:span></text:span> : especifica os intervalos de números válidos para um campo de entrada;</text:p>
        </text:list-item>
        <text:list-item>
          <text:p text:style-name="P3"><text:span text:style-name="Source_20_Text"><text:span text:style-name="T1">autofocus</text:span></text:span> : especifica que um campo de entrada deve obter foco automaticamente quando a página é carregada;</text:p>
        </text:list-item>
        <text:list-item>
          <text:p text:style-name="P3"><text:span text:style-name="Source_20_Text"><text:span text:style-name="T1">height</text:span></text:span> e <text:span text:style-name="Source_20_Text"><text:span text:style-name="T1">width</text:span></text:span> : especificam a altura e a largura de um elemento;</text:p>
        </text:list-item>
        <text:list-item>
          <text:p text:style-name="P3"><text:span text:style-name="Source_20_Text"><text:span text:style-name="T1">autocomplete</text:span></text:span> : especifica se um campo de entrada deve ter o preenchimento automático ativado ou desativado.</text:p>
        </text:list-item>
      </text:list>
      <text:p text:style-name="P1"><text:span text:style-name="T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5:30:55.272267663</meta:creation-date>
    <dc:date>2022-02-18T15:36:05.798875373</dc:date>
    <meta:editing-duration>PT2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392" meta:character-count="2121" meta:non-whitespace-character-count="1782"/>
  </office:meta>
</office:document-meta>
</file>